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 style:shadow="none"/>
    </style:style>
    <style:style style:name="Tabelle1.A" style:family="table-column">
      <style:table-column-properties style:column-width="0.734cm" style:rel-column-width="416*"/>
    </style:style>
    <style:style style:name="Tabelle1.B" style:family="table-column">
      <style:table-column-properties style:column-width="5.338cm" style:rel-column-width="3025*"/>
    </style:style>
    <style:style style:name="Tabelle1.C" style:family="table-column">
      <style:table-column-properties style:column-width="1.82cm" style:rel-column-width="1032*"/>
    </style:style>
    <style:style style:name="Tabelle1.A1" style:family="table-cell">
      <style:table-cell-properties style:vertical-align="middle"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style:vertical-align="middle" fo:background-color="#999999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le1.H1" style:family="table-cell">
      <style:table-cell-properties style:vertical-align="middle" fo:background-color="#999999" fo:padding="0cm" fo:border="0.002cm solid #000000">
        <style:background-image/>
      </style:table-cell-properties>
    </style:style>
    <style:style style:name="Tabelle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style:vertical-align="middle"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elle1.H2" style:family="table-cell">
      <style:table-cell-properties style:vertical-align="middle"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9cm" table:align="margins" style:shadow="none"/>
    </style:style>
    <style:style style:name="Tabelle2.A" style:family="table-column">
      <style:table-column-properties style:column-width="0.81cm" style:rel-column-width="459*"/>
    </style:style>
    <style:style style:name="Tabelle2.B" style:family="table-column">
      <style:table-column-properties style:column-width="5.876cm" style:rel-column-width="3329*"/>
    </style:style>
    <style:style style:name="Tabelle2.C" style:family="table-column">
      <style:table-column-properties style:column-width="1.72cm" style:rel-column-width="974*"/>
    </style:style>
    <style:style style:name="Tabelle2.D" style:family="table-column">
      <style:table-column-properties style:column-width="8.595cm" style:rel-column-width="4870*"/>
    </style:style>
    <style:style style:name="Tabelle2.A1" style:family="table-cell">
      <style:table-cell-properties style:vertical-align="bottom"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style:vertical-align="bottom" fo:background-color="#999999" fo:padding="0.097cm" fo:border="0.002cm solid #000000">
        <style:background-image/>
      </style:table-cell-properties>
    </style:style>
    <style:style style:name="Tabel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6.999cm" table:align="margins" style:shadow="none"/>
    </style:style>
    <style:style style:name="Tabelle3.A" style:family="table-column">
      <style:table-column-properties style:column-width="0.734cm" style:rel-column-width="416*"/>
    </style:style>
    <style:style style:name="Tabelle3.B" style:family="table-column">
      <style:table-column-properties style:column-width="5.338cm" style:rel-column-width="3025*"/>
    </style:style>
    <style:style style:name="Tabelle3.C" style:family="table-column">
      <style:table-column-properties style:column-width="1.82cm" style:rel-column-width="1032*"/>
    </style:style>
    <style:style style:name="Tabelle3.A1" style:family="table-cell">
      <style:table-cell-properties style:vertical-align="middle"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C1" style:family="table-cell">
      <style:table-cell-properties style:vertical-align="middle" fo:background-color="#999999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le3.H1" style:family="table-cell">
      <style:table-cell-properties style:vertical-align="middle" fo:background-color="#999999" fo:padding="0cm" fo:border="0.002cm solid #000000">
        <style:background-image/>
      </style:table-cell-properties>
    </style:style>
    <style:style style:name="Tabelle3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style:vertical-align="middle"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elle3.H2" style:family="table-cell">
      <style:table-cell-properties style:vertical-align="middle"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Georgia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Georgia" fo:font-size="10pt" style:font-size-asian="10pt" style:font-size-complex="10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Georgia" fo:font-size="8pt" fo:font-weight="bold" style:font-size-asian="8pt" style:font-weight-asian="bold" style:font-size-complex="8pt" style:font-weight-complex="bold" style:text-rotation-angle="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Georgia" fo:font-size="8pt" style:font-size-asian="8pt" style:font-size-complex="8pt"/>
    </style:style>
    <style:style style:name="P6" style:family="paragraph" style:parent-style-name="Standard">
      <style:text-properties style:font-name="Georgia" fo:font-size="10pt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 style:list-style-name="L1">
      <style:text-properties fo:font-size="10pt" style:font-size-asian="10pt" style:font-size-complex="10pt"/>
    </style:style>
    <style:style style:name="T1" style:family="text">
      <style:text-properties style:font-name="Georgia"/>
    </style:style>
    <style:style style:name="T2" style:family="text">
      <style:text-properties style:font-name="Georgia" fo:font-weight="bold" style:font-weight-asian="bold" style:font-weight-complex="bold"/>
    </style:style>
    <style:style style:name="T3" style:family="text">
      <style:text-properties style:font-name="Georgia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b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">ID</text:p>
          </table:table-cell>
          <table:table-cell table:style-name="Tabelle2.A1" office:value-type="string">
            <text:p text:style-name="P4">Type</text:p>
          </table:table-cell>
          <table:table-cell table:style-name="Tabelle2.A1" office:value-type="string">
            <text:p text:style-name="P4">Abbrev.</text:p>
          </table:table-cell>
          <table:table-cell table:style-name="Tabelle2.D1" office:value-type="string">
            <text:p text:style-name="P4">Format</text:p>
          </table:table-cell>
        </table:table-row>
        <table:table-row>
          <table:table-cell table:style-name="Tabelle2.A2" table:number-rows-spanned="2" office:value-type="string">
            <text:p text:style-name="P5">T1</text:p>
          </table:table-cell>
          <table:table-cell table:style-name="Tabelle2.A2" table:number-rows-spanned="2" office:value-type="string">
            <text:p text:style-name="P5">Basic event</text:p>
          </table:table-cell>
          <table:table-cell table:style-name="Tabelle2.A2" table:number-rows-spanned="2" office:value-type="string">
            <text:p text:style-name="P5">BE</text:p>
            <text:p text:style-name="P5">(= aCE)</text:p>
          </table:table-cell>
          <table:table-cell table:style-name="Tabelle2.D2" office:value-type="string">
            <text:p text:style-name="P5">X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TRUE</text:p>
          </table:table-cell>
        </table:table-row>
        <table:table-row>
          <table:table-cell table:style-name="Tabelle2.A2" table:number-rows-spanned="2" office:value-type="string">
            <text:p text:style-name="P5">T2</text:p>
          </table:table-cell>
          <table:table-cell table:style-name="Tabelle2.A2" table:number-rows-spanned="2" office:value-type="string">
            <text:p text:style-name="P5">Core event</text:p>
          </table:table-cell>
          <table:table-cell table:style-name="Tabelle2.A2" table:number-rows-spanned="2" office:value-type="string">
            <text:p text:style-name="P5">CE</text:p>
          </table:table-cell>
          <table:table-cell table:style-name="Tabelle2.D2" office:value-type="string">
            <text:p text:style-name="P5">BE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sand[ BE<text:span text:style-name="T5">i </text:span>, BE<text:span text:style-name="T5">i+1 </text:span>, BE<text:span text:style-name="T5">i+2 </text:span>, ... ]</text:p>
          </table:table-cell>
        </table:table-row>
        <table:table-row>
          <table:table-cell table:style-name="Tabelle2.A2" table:number-rows-spanned="2" office:value-type="string">
            <text:p text:style-name="P5">T3</text:p>
          </table:table-cell>
          <table:table-cell table:style-name="Tabelle2.A2" table:number-rows-spanned="2" office:value-type="string">
            <text:p text:style-name="P5">Atomic negated core event</text:p>
          </table:table-cell>
          <table:table-cell table:style-name="Tabelle2.A2" table:number-rows-spanned="2" office:value-type="string">
            <text:p text:style-name="P5">anCE</text:p>
          </table:table-cell>
          <table:table-cell table:style-name="Tabelle2.D2" office:value-type="string">
            <text:p text:style-name="P5">not[ BE ]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FALSE</text:p>
          </table:table-cell>
        </table:table-row>
        <table:table-row>
          <table:table-cell table:style-name="Tabelle2.A2" table:number-rows-spanned="2" office:value-type="string">
            <text:p text:style-name="P5">T4</text:p>
          </table:table-cell>
          <table:table-cell table:style-name="Tabelle2.A2" table:number-rows-spanned="2" office:value-type="string">
            <text:p text:style-name="P5">Negated core event</text:p>
          </table:table-cell>
          <table:table-cell table:style-name="Tabelle2.A2" table:number-rows-spanned="2" office:value-type="string">
            <text:p text:style-name="P5">nCE</text:p>
          </table:table-cell>
          <table:table-cell table:style-name="Tabelle2.D2" office:value-type="string">
            <text:p text:style-name="P5">anCE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and[ anCE<text:span text:style-name="T5">i </text:span>, anCE<text:span text:style-name="T5">i+1 </text:span>, anCE<text:span text:style-name="T5">i+2 </text:span>, ... ]</text:p>
          </table:table-cell>
        </table:table-row>
        <table:table-row>
          <table:table-cell table:style-name="Tabelle2.A2" table:number-rows-spanned="6" office:value-type="string">
            <text:p text:style-name="P5">T5</text:p>
          </table:table-cell>
          <table:table-cell table:style-name="Tabelle2.A2" table:number-rows-spanned="6" office:value-type="string">
            <text:p text:style-name="P5">Event sequence</text:p>
          </table:table-cell>
          <table:table-cell table:style-name="Tabelle2.A2" table:number-rows-spanned="6" office:value-type="string">
            <text:p text:style-name="P5">ES</text:p>
          </table:table-cell>
          <table:table-cell table:style-name="Tabelle2.D2" office:value-type="string">
            <text:p text:style-name="P5">CE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pand[ CE<text:span text:style-name="T5">i </text:span>, CE<text:span text:style-name="T5">i+1 </text:span><text:s/>]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pand[ pand[ CE<text:span text:style-name="T5">i </text:span>, CE<text:span text:style-name="T5">i+1 <text:s/></text:span>], CE<text:span text:style-name="T5">i+2 <text:s/></text:span>]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...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and[ anCE , CE ] 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and[ anCE<text:span text:style-name="T5">i </text:span>, anCE<text:span text:style-name="T5">i+1 </text:span>, anCE<text:span text:style-name="T5">i+2 </text:span>, ... , CE<text:span text:style-name="T5">k </text:span>]</text:p>
          </table:table-cell>
        </table:table-row>
        <table:table-row>
          <table:table-cell table:style-name="Tabelle2.A2" table:number-rows-spanned="4" office:value-type="string">
            <text:p text:style-name="P5">T6</text:p>
          </table:table-cell>
          <table:table-cell table:style-name="Tabelle2.A2" table:number-rows-spanned="4" office:value-type="string">
            <text:p text:style-name="P5">Extended event sequence</text:p>
          </table:table-cell>
          <table:table-cell table:style-name="Tabelle2.A2" table:number-rows-spanned="4" office:value-type="string">
            <text:p text:style-name="P5">eES</text:p>
          </table:table-cell>
          <table:table-cell table:style-name="Tabelle2.D2" office:value-type="string">
            <text:p text:style-name="P5">ES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and[ eES<text:span text:style-name="T5">i </text:span>, eES<text:span text:style-name="T5">i+1</text:span> ]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and[ eES<text:span text:style-name="T5">i </text:span>, eES<text:span text:style-name="T5">i+1 </text:span>, eES<text:span text:style-name="T5">i+2 </text:span>, ... ]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5">...</text:p>
          </table:table-cell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6"/>
        <table:table-row>
          <table:table-cell table:style-name="Tabelle1.A1" office:value-type="string">
            <text:p text:style-name="P4">ID</text:p>
          </table:table-cell>
          <table:table-cell table:style-name="Tabelle1.A1" office:value-type="string">
            <text:p text:style-name="P4"/>
          </table:table-cell>
          <table:table-cell table:style-name="Tabelle1.C1" office:value-type="string">
            <text:p text:style-name="P4">Negated</text:p>
          </table:table-cell>
          <table:table-cell table:style-name="Tabelle1.C1" office:value-type="string">
            <text:p text:style-name="P4">Atomic</text:p>
          </table:table-cell>
          <table:table-cell table:style-name="Tabelle1.C1" office:value-type="string">
            <text:p text:style-name="P4">Basic </text:p>
            <text:p text:style-name="P4">event</text:p>
            <text:p text:style-name="P4">(BE)</text:p>
          </table:table-cell>
          <table:table-cell table:style-name="Tabelle1.C1" office:value-type="string">
            <text:p text:style-name="P4">Core <text:line-break/>event</text:p>
            <text:p text:style-name="P4">(CE)</text:p>
          </table:table-cell>
          <table:table-cell table:style-name="Tabelle1.C1" office:value-type="string">
            <text:p text:style-name="P4">Event sequence</text:p>
            <text:p text:style-name="P4">(ES)</text:p>
          </table:table-cell>
          <table:table-cell table:style-name="Tabelle1.H1" office:value-type="string">
            <text:p text:style-name="P4">Extended event sequ.</text:p>
            <text:p text:style-name="P4">(eES)</text:p>
          </table:table-cell>
        </table:table-row>
        <table:table-row>
          <table:table-cell table:style-name="Tabelle1.A2" office:value-type="string">
            <text:p text:style-name="P5">A</text:p>
          </table:table-cell>
          <table:table-cell table:style-name="Tabelle1.A2" office:value-type="string">
            <text:p text:style-name="P5">x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>Yes</text:p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B</text:p>
          </table:table-cell>
          <table:table-cell table:style-name="Tabelle1.A2" office:value-type="string">
            <text:p text:style-name="P5">sand[x,y]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>Yes</text:p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C</text:p>
          </table:table-cell>
          <table:table-cell table:style-name="Tabelle1.A2" office:value-type="string">
            <text:p text:style-name="P5">TRUE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>Yes</text:p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D</text:p>
          </table:table-cell>
          <table:table-cell table:style-name="Tabelle1.A2" office:value-type="string">
            <text:p text:style-name="P5">not[x]</text:p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/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E</text:p>
          </table:table-cell>
          <table:table-cell table:style-name="Tabelle1.A2" office:value-type="string">
            <text:p text:style-name="P5">and[ not[x], not[y] ]</text:p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/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F</text:p>
          </table:table-cell>
          <table:table-cell table:style-name="Tabelle1.A2" office:value-type="string">
            <text:p text:style-name="P5">FALSE</text:p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/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G</text:p>
          </table:table-cell>
          <table:table-cell table:style-name="Tabelle1.A2" office:value-type="string">
            <text:p text:style-name="P5">not[ sand[x,y] ]</text:p>
          </table:table-cell>
          <table:table-cell table:style-name="Tabelle1.C2" office:value-type="string">
            <text:p text:style-name="P5">Yes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H</text:p>
          </table:table-cell>
          <table:table-cell table:style-name="Tabelle1.A2" office:value-type="string">
            <text:p text:style-name="P5">pand[x,y]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I</text:p>
          </table:table-cell>
          <table:table-cell table:style-name="Tabelle1.A2" office:value-type="string">
            <text:p text:style-name="P5">pand[ pand[x,y] , z ]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J</text:p>
          </table:table-cell>
          <table:table-cell table:style-name="Tabelle1.A2" office:value-type="string">
            <text:p text:style-name="P5">and[not[x],y]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K</text:p>
          </table:table-cell>
          <table:table-cell table:style-name="Tabelle1.A2" office:value-type="string">
            <text:p text:style-name="P5">pand[ and[not[x],y] , z ]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>Yes</text:p>
          </table:table-cell>
          <table:table-cell table:style-name="Tabelle1.H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L</text:p>
          </table:table-cell>
          <table:table-cell table:style-name="Tabelle1.A2" office:value-type="string">
            <text:p text:style-name="P5">and[x,y]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H2" office:value-type="string">
            <text:p text:style-name="P5">Yes</text:p>
          </table:table-cell>
        </table:table-row>
        <table:table-row>
          <table:table-cell table:style-name="Tabelle1.A2" office:value-type="string">
            <text:p text:style-name="P5">M</text:p>
          </table:table-cell>
          <table:table-cell table:style-name="Tabelle1.A2" office:value-type="string">
            <text:p text:style-name="P5">and[x,y,z]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H2" office:value-type="string">
            <text:p text:style-name="P5">Yes</text:p>
          </table:table-cell>
        </table:table-row>
        <table:table-row>
          <table:table-cell table:style-name="Tabelle1.A2" office:value-type="string">
            <text:p text:style-name="P5">N</text:p>
          </table:table-cell>
          <table:table-cell table:style-name="Tabelle1.A2" office:value-type="string">
            <text:p text:style-name="P5">and[ x, pand[ y,z ]]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H2" office:value-type="string">
            <text:p text:style-name="P5">Yes</text:p>
          </table:table-cell>
        </table:table-row>
      </table:table>
      <text:p text:style-name="P6"/>
      <text:p text:style-name="P6">Rules of thumb derived from the table above:</text:p>
      <text:list xml:id="list1164187007" text:style-name="L1">
        <text:list-item>
          <text:p text:style-name="P8"><text:span text:style-name="T1">A </text:span><text:span text:style-name="T2">basic event</text:span><text:span text:style-name="T1"> is a </text:span><text:span text:style-name="T2">core event </text:span><text:span text:style-name="T1">(see A).</text:span></text:p>
        </text:list-item>
        <text:list-item>
          <text:p text:style-name="P8"><text:span text:style-name="T1">A </text:span><text:span text:style-name="T2">basic event</text:span><text:span text:style-name="T1"> is an </text:span><text:span text:style-name="T2">event sequence</text:span><text:span text:style-name="T1"> (see A).</text:span></text:p>
        </text:list-item>
        <text:list-item>
          <text:p text:style-name="P8"><text:span text:style-name="T1">A </text:span><text:span text:style-name="T2">basic event</text:span><text:span text:style-name="T1"> is </text:span><text:span text:style-name="T2">atomic</text:span><text:span text:style-name="T1"> (see A).</text:span></text:p>
        </text:list-item>
        <text:list-item>
          <text:p text:style-name="P8"><text:span text:style-name="T1">A </text:span><text:span text:style-name="T2">basic event</text:span><text:span text:style-name="T1"> is </text:span><text:span text:style-name="T2">non-negated</text:span><text:span text:style-name="T1"> (see A).</text:span></text:p>
        </text:list-item>
        <text:list-item>
          <text:p text:style-name="P8"><text:span text:style-name="T1">A </text:span><text:span text:style-name="T2">non-negated core event</text:span><text:span text:style-name="T1"> is an </text:span><text:span text:style-name="T2">event sequence</text:span><text:span text:style-name="T1"> (see A, B, C).</text:span></text:p>
        </text:list-item>
        <text:list-item>
          <text:p text:style-name="P8"><text:span text:style-name="T2">TRUE</text:span><text:span text:style-name="T1"> is an </text:span><text:span text:style-name="T2">atomic non-negated core event</text:span><text:span text:style-name="T3"> (see C). </text:span></text:p>
        </text:list-item>
        <text:list-item>
          <text:p text:style-name="P8"><text:span text:style-name="T1">There are </text:span><text:span text:style-name="T2">atomic negated core event</text:span><text:span text:style-name="T1">s (see D).</text:span></text:p>
        </text:list-item>
        <text:list-item>
          <text:p text:style-name="P8"><text:span text:style-name="T3">There are </text:span><text:span text:style-name="T2">non-atomic negated core events</text:span><text:span text:style-name="T3"> (see E).</text:span></text:p>
        </text:list-item>
        <text:list-item>
          <text:p text:style-name="P8"><text:span text:style-name="T3">A </text:span><text:span text:style-name="T2">negated core event</text:span><text:span text:style-name="T3"> is no </text:span><text:span text:style-name="T2">event sequence</text:span><text:span text:style-name="T3"> (see D, E).</text:span></text:p>
        </text:list-item>
        <text:list-item>
          <text:p text:style-name="P8"><text:span text:style-name="T2">FALSE</text:span><text:span text:style-name="T3"> is an </text:span><text:span text:style-name="T2">atomic negated core event</text:span><text:span text:style-name="T3"> (see F). </text:span></text:p>
        </text:list-item>
        <text:list-item>
          <text:p text:style-name="P8"><text:span text:style-name="T1">There are general </text:span><text:span text:style-name="T2">negated events</text:span><text:span text:style-name="T3"> (see G). </text:span></text:p>
        </text:list-item>
        <text:list-item>
          <text:p text:style-name="P8"><text:span text:style-name="T1">There are general </text:span><text:span text:style-name="T2">event sequences</text:span><text:span text:style-name="T3"> without negated events (see H, I).</text:span></text:p>
        </text:list-item>
        <text:list-item>
          <text:p text:style-name="P8"><text:span text:style-name="T3">There are general </text:span><text:span text:style-name="T2">event sequences</text:span><text:span text:style-name="T3"> with negated events (see J, K). </text:span></text:p>
        </text:list-item>
      </text:list>
      <text:p text:style-name="P7"><text:span text:style-name="T3"/></text:p>
      <text:p text:style-name="P7"><text:span text:style-name="T3"/></text:p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6"/>
        <text:soft-page-break/>
        <table:table-row>
          <table:table-cell table:style-name="Tabelle3.A1" office:value-type="string">
            <text:p text:style-name="P4">ID</text:p>
          </table:table-cell>
          <table:table-cell table:style-name="Tabelle3.A1" office:value-type="string">
            <text:p text:style-name="P4"/>
          </table:table-cell>
          <table:table-cell table:style-name="Tabelle3.C1" office:value-type="string">
            <text:p text:style-name="P4">Negated</text:p>
          </table:table-cell>
          <table:table-cell table:style-name="Tabelle3.C1" office:value-type="string">
            <text:p text:style-name="P4">Atomic</text:p>
          </table:table-cell>
          <table:table-cell table:style-name="Tabelle3.C1" office:value-type="string">
            <text:p text:style-name="P4">Basic </text:p>
            <text:p text:style-name="P4">event</text:p>
            <text:p text:style-name="P4">(BE)</text:p>
          </table:table-cell>
          <table:table-cell table:style-name="Tabelle3.C1" office:value-type="string">
            <text:p text:style-name="P4">Core <text:line-break/>event</text:p>
            <text:p text:style-name="P4">(CE)</text:p>
          </table:table-cell>
          <table:table-cell table:style-name="Tabelle3.C1" office:value-type="string">
            <text:p text:style-name="P4">Event sequence</text:p>
            <text:p text:style-name="P4">(ES)</text:p>
          </table:table-cell>
          <table:table-cell table:style-name="Tabelle3.H1" office:value-type="string">
            <text:p text:style-name="P4">Extended event sequ.</text:p>
            <text:p text:style-name="P4">(eES)</text:p>
          </table:table-cell>
        </table:table-row>
        <table:table-row>
          <table:table-cell table:style-name="Tabelle3.A2" office:value-type="string">
            <text:p text:style-name="P5">A</text:p>
          </table:table-cell>
          <table:table-cell table:style-name="Tabelle3.A2" office:value-type="string">
            <text:p text:style-name="P5">x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>Yes</text:p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B</text:p>
          </table:table-cell>
          <table:table-cell table:style-name="Tabelle3.A2" office:value-type="string">
            <text:p text:style-name="P5">sand[x,y]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>Yes</text:p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C</text:p>
          </table:table-cell>
          <table:table-cell table:style-name="Tabelle3.A2" office:value-type="string">
            <text:p text:style-name="P5">TRUE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>Yes</text:p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D</text:p>
          </table:table-cell>
          <table:table-cell table:style-name="Tabelle3.A2" office:value-type="string">
            <text:p text:style-name="P5">not[x]</text:p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/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E</text:p>
          </table:table-cell>
          <table:table-cell table:style-name="Tabelle3.A2" office:value-type="string">
            <text:p text:style-name="P5">and[ not[x], not[y] ]</text:p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/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F</text:p>
          </table:table-cell>
          <table:table-cell table:style-name="Tabelle3.A2" office:value-type="string">
            <text:p text:style-name="P5">FALSE</text:p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/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G</text:p>
          </table:table-cell>
          <table:table-cell table:style-name="Tabelle3.A2" office:value-type="string">
            <text:p text:style-name="P5">not[ sand[x,y] ]</text:p>
          </table:table-cell>
          <table:table-cell table:style-name="Tabelle3.C2" office:value-type="string">
            <text:p text:style-name="P5">Yes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H</text:p>
          </table:table-cell>
          <table:table-cell table:style-name="Tabelle3.A2" office:value-type="string">
            <text:p text:style-name="P5">pand[x,y]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I</text:p>
          </table:table-cell>
          <table:table-cell table:style-name="Tabelle3.A2" office:value-type="string">
            <text:p text:style-name="P5">pand[ pand[x,y] , z ]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J</text:p>
          </table:table-cell>
          <table:table-cell table:style-name="Tabelle3.A2" office:value-type="string">
            <text:p text:style-name="P5">and[not[x],y]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K</text:p>
          </table:table-cell>
          <table:table-cell table:style-name="Tabelle3.A2" office:value-type="string">
            <text:p text:style-name="P5">pand[ and[not[x],y] , z ]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>Yes</text:p>
          </table:table-cell>
          <table:table-cell table:style-name="Tabelle3.H2" office:value-type="string">
            <text:p text:style-name="P5"/>
          </table:table-cell>
        </table:table-row>
        <table:table-row>
          <table:table-cell table:style-name="Tabelle3.A2" office:value-type="string">
            <text:p text:style-name="P5">L</text:p>
          </table:table-cell>
          <table:table-cell table:style-name="Tabelle3.A2" office:value-type="string">
            <text:p text:style-name="P5">and[x,y]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H2" office:value-type="string">
            <text:p text:style-name="P5">Yes</text:p>
          </table:table-cell>
        </table:table-row>
        <table:table-row>
          <table:table-cell table:style-name="Tabelle3.A2" office:value-type="string">
            <text:p text:style-name="P5">M</text:p>
          </table:table-cell>
          <table:table-cell table:style-name="Tabelle3.A2" office:value-type="string">
            <text:p text:style-name="P5">and[x,y,z]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H2" office:value-type="string">
            <text:p text:style-name="P5">Yes</text:p>
          </table:table-cell>
        </table:table-row>
        <table:table-row>
          <table:table-cell table:style-name="Tabelle3.A2" office:value-type="string">
            <text:p text:style-name="P5">N</text:p>
          </table:table-cell>
          <table:table-cell table:style-name="Tabelle3.A2" office:value-type="string">
            <text:p text:style-name="P5">and[ x, pand[ y,z ]]</text:p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C2" office:value-type="string">
            <text:p text:style-name="P5"/>
          </table:table-cell>
          <table:table-cell table:style-name="Tabelle3.H2" office:value-type="string">
            <text:p text:style-name="P5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J. Schilling</meta:initial-creator>
    <meta:creation-date>2008-12-31T14:54:44</meta:creation-date>
    <dc:date>2009-01-01T23:03:46</dc:date>
    <dc:creator>Simon J. Schilling</dc:creator>
    <meta:editing-duration>PT32H09M19S</meta:editing-duration>
    <meta:editing-cycles>23</meta:editing-cycles>
    <meta:generator>OpenOffice.org/3.0$Linux OpenOffice.org_project/300m9$Build-9358</meta:generator>
    <meta:printed-by>Simon J. Schilling</meta:printed-by>
    <meta:print-date>2009-01-01T16:59:10</meta:print-date>
    <meta:document-statistic meta:table-count="3" meta:image-count="0" meta:object-count="0" meta:page-count="2" meta:paragraph-count="185" meta:word-count="419" meta:character-count="1833"/>
    <meta:user-defined meta:name="Info 1"/>
    <meta:user-defined meta:name="Info 2"/>
    <meta:user-defined meta:name="Info 3"/>
    <meta:user-defined meta:name="Info 4"/>
  </office:meta>
</office:document-meta>
</file>